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aslovdokumenta" style:master-page-name="MP0" style:family="paragraph">
      <style:paragraph-properties fo:break-before="page" style:page-number="1"/>
      <style:text-properties fo:font-weight="normal" style:font-weight-asian="normal" style:font-weight-complex="bold" fo:font-size="14pt" style:font-size-asian="14pt" style:font-size-complex="14pt"/>
    </style:style>
    <style:style style:name="P2" style:parent-style-name="Naslovdokumenta" style:family="paragraph">
      <style:text-properties fo:font-size="14pt" style:font-size-asian="14pt" style:font-size-complex="14pt"/>
    </style:style>
    <style:style style:name="P3" style:parent-style-name="Naslovdokumenta" style:family="paragraph">
      <style:text-properties fo:font-size="14pt" style:font-size-asian="14pt" style:font-size-complex="14pt"/>
    </style:style>
    <style:style style:name="T4" style:parent-style-name="DefaultParagraphFont" style:family="text">
      <style:text-properties fo:font-style="normal" style:font-style-asian="normal" style:font-style-complex="italic"/>
    </style:style>
    <style:style style:name="P5" style:parent-style-name="Normal" style:family="paragraph">
      <style:paragraph-properties fo:break-before="page"/>
    </style:style>
    <style:style style:name="P6" style:parent-style-name="Normal" style:family="paragraph">
      <style:text-properties fo:font-weight="bold" style:font-weight-asian="bold" style:font-weight-complex="bold" fo:font-size="14pt" style:font-size-asian="14pt" style:font-size-complex="14pt"/>
    </style:style>
    <style:style style:name="P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8"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P9"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0" style:parent-style-name="Hyperlink" style:family="text">
      <style:text-properties fo:language="pl" fo:country="PL"/>
    </style:style>
    <style:style style:name="T11"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T12" style:parent-style-name="Hyperlink" style:family="text">
      <style:text-properties fo:language="pl" fo:country="PL"/>
    </style:style>
    <style:style style:name="P13"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4"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P1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6"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P1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8"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S1" style:family="section">
      <style:section-properties fo:margin-left="0in" fo:margin-right="0in" style:writing-mode="lr-tb"/>
    </style:style>
    <style:style style:name="P19" style:parent-style-name="Heading1" style:list-style-name="WW_OutlineListStyle" style:family="paragraph">
      <style:text-properties fo:language="pl" fo:country="PL"/>
    </style:style>
    <style:style style:name="P20" style:parent-style-name="Normal" style:family="paragraph">
      <style:text-properties fo:language="pl" fo:country="PL"/>
    </style:style>
    <style:style style:name="P21" style:parent-style-name="Normal" style:family="paragraph">
      <style:text-properties fo:language="pl" fo:country="PL"/>
    </style:style>
    <style:style style:name="T22" style:parent-style-name="DefaultParagraphFont" style:family="text">
      <style:text-properties fo:language="pl" fo:country="PL"/>
    </style:style>
    <style:style style:name="T23" style:parent-style-name="DefaultParagraphFont" style:family="text">
      <style:text-properties style:text-position="super 66.6%" fo:language="pl" fo:country="PL"/>
    </style:style>
    <style:style style:name="T24" style:parent-style-name="DefaultParagraphFont" style:family="text">
      <style:text-properties fo:language="pl" fo:country="PL"/>
    </style:style>
    <style:style style:name="T25" style:parent-style-name="DefaultParagraphFont" style:family="text">
      <style:text-properties style:text-position="super 66.6%" fo:language="pl" fo:country="PL"/>
    </style:style>
    <style:style style:name="T26" style:parent-style-name="DefaultParagraphFont" style:family="text">
      <style:text-properties fo:language="pl" fo:country="PL"/>
    </style:style>
    <style:style style:name="P27" style:parent-style-name="Normal" style:family="paragraph">
      <style:text-properties fo:language="pl" fo:country="PL"/>
    </style:style>
    <style:style style:name="P28" style:parent-style-name="Heading3" style:list-style-name="WW_OutlineListStyle" style:family="paragraph">
      <style:text-properties fo:language="pl" fo:country="PL"/>
    </style:style>
    <style:style style:name="P29" style:parent-style-name="Normal" style:family="paragraph">
      <style:text-properties fo:language="pl" fo:country="PL"/>
    </style:style>
    <style:style style:name="P30" style:parent-style-name="Normal" style:family="paragraph">
      <style:text-properties fo:language="pl" fo:country="PL"/>
    </style:style>
    <style:style style:name="P31" style:parent-style-name="Normal" style:family="paragraph">
      <style:text-properties fo:language="pl" fo:country="PL"/>
    </style:style>
    <style:style style:name="P32" style:parent-style-name="Normal" style:family="paragraph">
      <style:text-properties fo:language="pl" fo:country="PL"/>
    </style:style>
    <style:style style:name="P33" style:parent-style-name="Heading3" style:list-style-name="WW_OutlineListStyle" style:family="paragraph">
      <style:text-properties fo:language="pl" fo:country="PL"/>
    </style:style>
    <style:style style:name="P34" style:parent-style-name="Normal" style:family="paragraph">
      <style:text-properties fo:language="pl" fo:country="PL"/>
    </style:style>
    <style:style style:name="P35" style:parent-style-name="Normal" style:family="paragraph">
      <style:text-properties fo:language="pl" fo:country="PL"/>
    </style:style>
    <style:style style:name="P36" style:parent-style-name="Heading3" style:list-style-name="WW_OutlineListStyle" style:family="paragraph">
      <style:text-properties fo:language="pl" fo:country="PL"/>
    </style:style>
    <style:style style:name="P37" style:parent-style-name="Normal" style:family="paragraph">
      <style:text-properties fo:language="pl" fo:country="PL"/>
    </style:style>
    <style:style style:name="P38" style:parent-style-name="Normal" style:family="paragraph">
      <style:text-properties fo:language="pl" fo:country="PL"/>
    </style:style>
    <style:style style:name="P39" style:parent-style-name="Normal" style:family="paragraph">
      <style:text-properties fo:language="pl" fo:country="PL"/>
    </style:style>
    <style:style style:name="P40" style:parent-style-name="Normal" style:family="paragraph">
      <style:text-properties fo:language="pl" fo:country="PL"/>
    </style:style>
    <style:style style:name="T41" style:parent-style-name="DefaultParagraphFont" style:family="text">
      <style:text-properties fo:language="pl" fo:country="PL"/>
    </style:style>
    <style:style style:name="T42" style:parent-style-name="DefaultParagraphFont" style:family="text">
      <style:text-properties style:text-position="sub 66.6%" fo:language="pl" fo:country="PL"/>
    </style:style>
    <style:style style:name="T43" style:parent-style-name="DefaultParagraphFont" style:family="text">
      <style:text-properties fo:language="pl" fo:country="PL"/>
    </style:style>
    <style:style style:name="T44" style:parent-style-name="DefaultParagraphFont" style:family="text">
      <style:text-properties style:text-position="sub 66.6%" fo:language="pl" fo:country="PL"/>
    </style:style>
    <style:style style:name="T45" style:parent-style-name="DefaultParagraphFont" style:family="text">
      <style:text-properties fo:language="pl" fo:country="PL"/>
    </style:style>
    <style:style style:name="P46" style:parent-style-name="Heading3" style:list-style-name="WW_OutlineListStyle" style:family="paragraph">
      <style:text-properties fo:language="pl" fo:country="PL"/>
    </style:style>
    <style:style style:name="P47" style:parent-style-name="Normal" style:family="paragraph">
      <style:text-properties fo:language="pl" fo:country="PL"/>
    </style:style>
    <style:style style:name="P48" style:parent-style-name="Heading3" style:list-style-name="WW_OutlineListStyle" style:family="paragraph">
      <style:text-properties fo:language="pl" fo:country="PL"/>
    </style:style>
    <style:style style:name="T49" style:parent-style-name="DefaultParagraphFont" style:family="text">
      <style:text-properties fo:language="pl" fo:country="PL"/>
    </style:style>
    <style:style style:name="T50" style:parent-style-name="DefaultParagraphFont" style:family="text">
      <style:text-properties style:text-position="sub 66.6%" fo:language="pl" fo:country="PL"/>
    </style:style>
    <style:style style:name="T51" style:parent-style-name="DefaultParagraphFont" style:family="text">
      <style:text-properties style:text-position="sub 66.6%" fo:language="pl" fo:country="PL"/>
    </style:style>
    <style:style style:name="T52" style:parent-style-name="DefaultParagraphFont" style:family="text">
      <style:text-properties fo:language="pl" fo:country="PL"/>
    </style:style>
    <style:style style:name="T53" style:parent-style-name="DefaultParagraphFont" style:family="text">
      <style:text-properties fo:language="pl" fo:country="PL"/>
    </style:style>
    <style:style style:name="P54" style:parent-style-name="Normal" style:family="paragraph">
      <style:text-properties fo:language="pl" fo:country="PL"/>
    </style:style>
    <style:style style:name="P55" style:parent-style-name="Normal" style:family="paragraph">
      <style:text-properties fo:language="pl" fo:country="PL"/>
    </style:style>
    <style:style style:name="P56" style:parent-style-name="Normal" style:family="paragraph">
      <style:text-properties fo:language="pl" fo:country="PL"/>
    </style:style>
    <style:style style:name="P57" style:parent-style-name="Normal" style:family="paragraph">
      <style:text-properties fo:language="pl" fo:country="PL"/>
    </style:style>
    <style:style style:name="P58" style:parent-style-name="Normal" style:family="paragraph">
      <style:text-properties fo:language="pl" fo:country="PL"/>
    </style:style>
    <style:style style:name="P59" style:parent-style-name="Normal" style:family="paragraph">
      <style:text-properties fo:language="pl" fo:country="PL"/>
    </style:style>
    <style:style style:name="P60" style:parent-style-name="Normal" style:family="paragraph">
      <style:text-properties fo:language="pl" fo:country="PL"/>
    </style:style>
  </office:automatic-styles>
  <office:body>
    <office:text text:use-soft-page-breaks="true">
      <text:p text:style-name="P1">SVEUČILIŠTE U ZAGREBU</text:p>
      <text:p text:style-name="P2">FAKULTET ELEKTROTEHNIKE I RAČUNARSTVA</text:p>
      <text:p text:style-name="Normal"/>
      <text:p text:style-name="Normal"/>
      <text:p text:style-name="Normal"/>
      <text:p text:style-name="Normal"/>
      <text:p text:style-name="Normal"/>
      <text:p text:style-name="Normal"/>
      <text:p text:style-name="Normal"/>
      <text:p text:style-name="Normal"/>
      <text:p text:style-name="Normal"/>
      <text:p text:style-name="P3">SEMINAR</text:p>
      <text:p text:style-name="Normal"/>
      <text:p text:style-name="Naslovdokumenta">Naslov seminarskog rada</text:p>
      <text:p text:style-name="Autordokumenta">Ime i prezime studenta</text:p>
      <text:p text:style-name="Autordokumenta"><text:span text:style-name="T4">Voditelj:</text:span><text:s/>Ime i prezime voditelj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Mjestoidatum">Zagreb, mjesec, godina</text:p>
      <text:p text:style-name="P5"/>
      <text:p text:style-name="Normal"/>
      <text:p text:style-name="Normal"/>
      <text:p text:style-name="P6">Sadržaj</text:p>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text:a xlink:href="#_Toc159987575" office:target-frame-name="_top" xlink:show="replace"><text:span text:style-name="Hyperlink">1.</text:span><text:span text:style-name="T8"><text:tab/></text:span><text:span text:style-name="Hyperlink">Uvod</text:span><text:tab/>1</text:a></text:p>
          <text:p text:style-name="P9"><text:a xlink:href="#_Toc159987576" office:target-frame-name="_top" xlink:show="replace"><text:span text:style-name="T10">2.</text:span><text:span text:style-name="T11"><text:tab/></text:span><text:span text:style-name="T12">Seminarski rad</text:span><text:tab/>2</text:a></text:p>
          <text:p text:style-name="P13"><text:a xlink:href="#_Toc159987577" office:target-frame-name="_top" xlink:show="replace"><text:span text:style-name="Hyperlink">3.</text:span><text:span text:style-name="T14"><text:tab/></text:span><text:span text:style-name="Hyperlink">Zaključak</text:span><text:tab/>3</text:a></text:p>
          <text:p text:style-name="P15"><text:a xlink:href="#_Toc159987578" office:target-frame-name="_top" xlink:show="replace"><text:span text:style-name="Hyperlink">4.</text:span><text:span text:style-name="T16"><text:tab/></text:span><text:span text:style-name="Hyperlink">Literatura</text:span><text:tab/>4</text:a></text:p>
          <text:p text:style-name="P17"><text:a xlink:href="#_Toc159987579" office:target-frame-name="_top" xlink:show="replace"><text:span text:style-name="Hyperlink">5.</text:span><text:span text:style-name="T18"><text:tab/></text:span><text:span text:style-name="Hyperlink">Sažetak</text:span><text:tab/>5</text:a></text:p>
        </text:index-body>
      </text:table-of-content>
      <text:p text:style-name="Normal"/>
      <text:p text:style-name="Normal"/>
      <text:section text:name="Sect1" text:style-name="S1">
        <text:p text:style-name="Normal"/>
        <text:h text:style-name="Heading1" text:outline-level="1"><text:bookmark-start text:name="_Toc73793693"/><text:bookmark-start text:name="_Toc73794263"/><text:bookmark-start text:name="_Toc113812202"/><text:bookmark-start text:name="_Toc159987575"/><text:soft-page-break/>Uvod<text:bookmark-end text:name="_Toc73793693"/><text:bookmark-end text:name="_Toc73794263"/><text:bookmark-end text:name="_Toc113812202"/><text:bookmark-end text:name="_Toc159987575"/></text:h>
        <text:p text:style-name="Normal">Česti je problem u informatici pitanje nalazi li se neki podatak u nekom drugom skupu. Naivno pretraživanje skupa podataka član po član ima vremensku složenost O(n) te zauzima onoliko prostora organičeno time koliko je potrebno za pohraniti sve elemente u memoriju, dakle memorijske je složenosti O(n). To je izrazito neefikasno za situaciju u kojoj nije bitno koji su sve podatci u toj strukturi nego samo nalazi li se nešto u njoj. Rješenje za to nudi tip struktura podataka koje žrtvuju pouzdanost za brzinu i uštedu memorijskog prostora. Unose nesigurnost u obliku male šanse za lažan odgovor, a zauzvrat drastično smanjuju utrošeno vrijeme i memoriju.</text:p>
        <text:p text:style-name="Normal">Takve vjerojatnosne strukture (eng. AMQ, approximate membership query) podataka več se dugi niz godina koriste za mjerenje mrežnih podataka, sigurnosti, bioinformatici i dr. područjima kako bi približno odredili nalazi se neki podatak u skupu. Kroz povijest neke značajne strukture podataka koje pripadaju ovom tipu su Bloom filtri (eng. Bloom filters), kuku filtri (eng. Cuckoo filters) i bambus filtri (eng. Bamboo filters) čiju implementaciju se predstavlja u ovom seminaru. Prvo su predstavljeni bloom filtri kod kojih ekstremno brzom vremenu pretraživanja seta i memorijskoj učinkovitosti doprinosi spremanje hasha nekog elementa umjesto samog elementa. Sve od navedenih struktura podržavaju dvije osnovne funkcionalnosti: dodavnje elemenata i njihovo traženje. Funkcije pretraživanja vraćaju pozitivan odgovor ako je predmet vjerojatno u filtru, a negativan ako nije, a to čine na temelju uspoređivanja hasha predmeta s hashevima zapisanim u odgovarajućem pretincu filtera.</text:p>
        <text:p text:style-name="Normal">Napredak nad njima učinio je kuku filter koji umjesto spremanja čitavog hasha sprema njegov otisak prsta (eng. Fingerprint) koji je kraći dio hash funkcije. Kuku filter može se zamisliti kao polje pretinaca (eng. Buckets) gdje svaki pretinac predstavlja jednu od dvije lokacije na koje element može biti spremljen. Te se lokacija može izračunati iz hasha objekta, ali također alternativna se lokacija mora moći izračunati iz prve lokacije i spremljenog otiska prsta. Time dovodimo dvije lokacije u matematičku vezu međusobno. Prilikom dodavanja elementa u kuku filter, provjerava se ima li mjesta u pretincu na bilo kojoj od te dvije lokacije, a ako nema niti na jednoj, nasumičan se element iz nekog od ta dva pretinca izvadi, na njegovo se mjesto stavi predmet koji se umeće, a izvađeni predmet se pokuša umetnuti na svoju alternativnu lokaciju. Postupak se ponavlja dok svi elementi nisu uspješno relocirani ili dok se ne dogodi maksimalan broj izbacivanja elemenata što ukazuje na to da je kuku filter dosegao svoj maksimalan kapacitet.</text:p>
        <text:p text:style-name="Normal">Prilikom traženja nekog predmeta, sve što se treba učiniti jest pregledati oba moguća pretinca i ako je pronađen odgovarajući otisak prsta vratiti pozitivnu vrijednost, a u suprotnom vratiti negativnu vrijednost.</text:p>
        <text:p text:style-name="Normal">Primjetimo da zbog toga što dva predmeta mogu imati iste otiske prstiju, ovaj postupak nije deterministički te je moguće dobiti pozitivan odgovor prilikom traženja nekog predmeta iako nije on bio dodan nego je bio dodan drugi predmet istog otiska prsta. Rezultat toga su lažni pozitivni odgovori (false positives) koji se upravo događaju kada funkcija pretraživanja nalazi predmet koji nije u ovoj strukturi podataka. Lažni negativni odgovori (false negatives) nisu mogući, dakle možemo sa<text:s/><text:soft-page-break/>sigurnošću znati da predmet nije u strukturi podataka ako je odgovor funkcije pretraživanja negativan.</text:p>
        <text:p text:style-name="Normal">Ključni problemi ove metode su da kako bi se proširio kuku filter mora se cijela struktura podataka ponovo izgraditi tj. Svi se hashevi moraju ponovo izračunati (eng. Rehashing) kako bi se dodalo još prostora za podatke. Također, micanje podataka iz kuku filtera nije moguće. Oba se problema rješavaju u trećoj generaciji AMQ-a koja je bambus filter. Osnovne razlike su to da bambus filter podržava dinamičko mjenjanje veličine filtera <text:s/>s parcijalnim ponovnim računanjem hash funkcija i brisanje elemenata iz nje, pri čemu efikasnost nije jednako ovisna o količini podataka u strukturi.</text:p>
        <text:p text:style-name="Normal">U ovom seminaru cilj je detaljno predstaviti ideju bambus filtera, algoritam na kojem se temelje te demonstrirati vlastitu implementaciju bambus filtera po uzoru na rad [insert koji rad], te usporediti performanse s originalnom implementacijom.</text:p>
        <text:p text:style-name="Normal"/>
        <text:h text:style-name="P19" text:outline-level="1"><text:bookmark-start text:name="_Toc159987576"/><text:soft-page-break/>Seminarski rad<text:bookmark-end text:name="_Toc159987576"/></text:h>
        <text:h text:style-name="Heading2" text:outline-level="2">Opis bambus filtera</text:h>
        <text:p text:style-name="P20">Bambus filteri vrsta su AMQ strukture podataka koja korisniku omogućuje tri osnovne funkcionalnosti. One su umetanje (eng. insert), pretraživanje (eng. lookup) i brisanje (eng. Delete). Interno, oni obavljaju još dvije funkcionalnosti, a to su proširivanje (eng. Expand) i kompresija (eng. Compress).</text:p>
        <text:p text:style-name="P21">Struktura podataka koristi četiri sloja. Bambus filter dinamička hash tablica unutar koje su spremljeni individualni kuku filteri zajedničkih karakteristika. Svaki kuku filter je jedan segment, a u njemu se nalazi neki broj pretinaca i u svakom pretincu ima mjesta za neki broj predmeta. Početna veličina hash tablice ovisi o implementaciji, no što je bitno da se može povećati i smanjiti ovisno o broju podataka u njoj. Kuku filtri su fiksne veličine i veličine pretinaca.</text:p>
        <text:p text:style-name="Normal"><text:span text:style-name="T22"><text:s/>Hash svakog predmeta može se podijeliti u tri dijela. Prvi dio je otisak prsta, drugi dio je indeks segmenta, a treći indeks pretinca. Primjerice, kod hasha veličine 32 bita, ako je otisak prsta veličine 16 bita, preostalih 16 bita su raspoređeni u dva skupa: indeks pretinca i indeks segmenta. U našoj je implementaciji veličina indeksa pretinca 10 bitova, a veličina indeksa segmenta 6 bitova. To znači da u svakog segmentu ima 2</text:span><text:span text:style-name="T23">10</text:span><text:span text:style-name="T24"><text:s/>pretinaca, a u početnom stanju bambus filter ima 2</text:span><text:span text:style-name="T25">6<text:s/></text:span><text:span text:style-name="T26">segmenata što je ujedno i minimalan broj segmenata koji mogu biti u uporabi.</text:span></text:p>
        <text:p text:style-name="P27">[insert skicu toga kako kul izgleda sjeckanje hasha :D]</text:p>
        <text:h text:style-name="P28" text:outline-level="3">Umetanje</text:h>
        <text:p text:style-name="P29">Umetanje podataka počinje računanjem hasha predmeta koji se umeće u filter. Iz tog se hasha zatim izdvaja otisak prsta i indeks segmenta. U odgovarajući segment umeće se otisak prsta na jednu od dvije moguće lokacije. Primjetimo kako indeks pretinca upućuje na samo jednu lokaciju. Druga lokacija računa se kao xor prve lokacije i otiska prsta koji je skraćen na duljinu indeksa pretinca.<text:s/></text:p>
        <text:p text:style-name="P30">Kao i kod kuku filtera, predmet se može ubaciti na bilo koju od te dvije alternativne lokacije, a ako niti na jednoj nema mjesta, izbacuje s nasumičan otisak prsta iz jedne od te dvije lokacije te se prebacuje na svoju alternativnu lokaciju. Ako niti ondje nema mjesta za izbačeni predmet, on uzima mjesto nekog drugog nasumičnog otiska prsta i postupak se ponavlja dok se ne dosegne maksimalan broj kuku izbacivanja. Ako je taj broj dosegnut, otisak prsta koji je ostao bez svog mjesta stavlja se u overflow segment koji je implementiran kao dinamička lista za svaki pretinac.</text:p>
        <text:p text:style-name="P31">Naravno, tu postoji mogućnost da se u isti pretinac overflow segmenta doda jako puno otisaka prsta, a ostali pretinci ostanu prazni što bi približilo vremensku učinkovitost listi, no u praksi to nije problem jer korištena implementacija hash funkcije osigurava ravnomjernu raspršenost elemenata po svim pretincima segmenta, a problem prenapućenosti filtera rješava se proširivanjem filtera pod određenim uvjetima proširivanja (eng. Expand conditions).</text:p>
        <text:p text:style-name="P32">Umetanje podataka ima vremensku složenost ogranićenom maksimalnim brojem izbacivanja elemenata prilikom traženja, dakle ona ostaje O(n).</text:p>
        <text:soft-page-break/>
        <text:h text:style-name="P33" text:outline-level="3">Prtraživanje</text:h>
        <text:p text:style-name="P34">Nove predmete u bambus filteru traži se jednostavnim postupkom. Prvo se izračuna hash funkcija i podijeli se u otisak prsta, indeks segmenta i indeks pretinca te se u segmentu s odgovarajućim indeksom pronađe pretinac s odgovarajućim indeksom. Ako je željeni otisak prsta unutar pretinca ili unutar odgovarajućeg pretinca overflow segmenta, funkcija vraća pozitivan odgovor, a u suprotnom provjerava se i alternativna lokacija koja se dobije ranije opisanim postupkom. Ako predmet nije niti ondje, funkcija vraća negativan odgovor.</text:p>
        <text:p text:style-name="P35">Primjetimo da je pretraživanje također ima konstantnu vremensku složenost pod uvijetom da hash funkcija dobro raspršuje podatke i da ima dovoljno prostora u filteru da su predmeti u overflow segmentu svedeni na minimum što se postiže redovitim proširivanjem filtera.</text:p>
        <text:h text:style-name="P36" text:outline-level="3">Proširivanje</text:h>
        <text:p text:style-name="P37">Proširivanje segmenata događa se pod uvijetom da je zadovoljen uvijet proširavanja. Ono je zapravo dodavanje segmenata u niz. Jedan poziv funkcije proširivanja dodaje jedan segment u filter. Segmenti se proširuju sljedno, pri ćemu se vraća na segment s indeksom<text:s/>0<text:s/>nakon što prođe jedna runda ekspanzije. Runda ekspanzije određena je kao n ekspanzija gdje je n broj segmenata u filteru u trenutku kada je pokazivač na sljedeći segment koji treba proširiti usmjeren u segment s indeksom<text:s/>0.</text:p>
        <text:p text:style-name="P38">Na taj način svaka runda ekspanzije poveća ukupni broj segmenata 2 puta. Primjetimo da se time i povećava raspon mogućih indeksa segmenata. Nakon svake runde ekspanzije, stoga, veličina indeksa segmenata se povećava za jedan tako što se posljedni bitovi otiska prsta gledaju i kao prvi bitovi indeksa segmenta. Na taj način dolazimo i do maksimalne veličine bambus filtera koja je određena zbrojem bitova otiska prsta i bitova indeksa segmenta.</text:p>
        <text:p text:style-name="P39">Prilikom svakog proširenja, stoga, treba se dio elemenata prebaciti iz segmenta u kojem se trenutno nalaze u novonapravljeni segment kako bi ponovo odgovarali nihovi indeksi koji sada imaju više bitova. Te se element lako može pronaći zato što oni na svom posljednjem bitu otiska prsta imaju jedinicu.</text:p>
        <text:p text:style-name="P40">Sam postupak počinje tako što se napravi novi segment. Iz segmenta koji se proširuje i njegovog overflow segmenta izvade svi otisci prstiju koje treba preseliti u novonapravljeni segment te se oni ondje prebace, a zatim se elementi koji su ostali u overflow segmentu originalnog segmenta ponovo ubacuju u taj segment. Pokazivač na sljedeći segment koji treba proširiti povećava se za jedan, a ako je runda dovršena, umjesto toga pomiće se na segment s indeksom jedan.</text:p>
        <text:p text:style-name="Normal"><text:span text:style-name="T41">Jedino pitanje koje preostaje je kada se uopće treba proširiti filter. Rješenje predloženo u radu [insert rad] je izabrati broj k i proširiti filter svaki put kada se ubaci k</text:span><text:span text:style-name="T42">1</text:span><text:span text:style-name="T43"><text:s/>elemenata u njega tj. kada se u filter doda n*k</text:span><text:span text:style-name="T44">1</text:span><text:span text:style-name="T45">-ti element.</text:span></text:p>
        <text:h text:style-name="P46" text:outline-level="3">Brisanje</text:h>
        <text:p text:style-name="P47">Brisanje se izvodi tako što se za element koji se želi obrisati izračuna hash, izdvoji otisak prsta, indeks segmenta i indeks pretinca. Pretraže se dva moguća pretinca u<text:s/><text:soft-page-break/>kojima se element može nalaziti i kada se pronađe otisak prsta koji odgovara traženom, on se obriše iz tog pretinca. Prilikom pretraživanja pretinca, prvo se pretražuje pripadajući pretinac u overflow segmentu, a tek onda sam pretinac kako bi se izbjegli prazni ili poluprazni pretinci čiji pretinci u overflow segmentu su popunjeni. Ako je više predmeta s istim otiskom prsta, valja primjetiti da ne znamo koji od ta dva brišemo ali budući da je otisak prsta i njegova pozicija u bambus filteru jedino po čemu pamtimo predmete, nije bitno koji obrišemo, a koji ostavimo. Nakon svakog brisanja, povjerava se uvijet kompresije koji je analog uvijeta proširivanja, ali u suprotnom smjeru.</text:p>
        <text:h text:style-name="P48" text:outline-level="3">Kompresija</text:h>
        <text:p text:style-name="Normal"><text:span text:style-name="T49">Suprotno od proširenja, kada se svakih k</text:span><text:span text:style-name="T50">2</text:span><text:span text:style-name="T51"><text:s/></text:span><text:span text:style-name="T52">elemenata</text:span><text:span text:style-name="T53"><text:s/>ukloni iz filtera, kako bi se izbjegla premala popunjenost segmenata, filter se kompresira. Kompresija je inverzan postupak od proširenja. Svi podatci se iz segmenta koji se ukljanja moraju vratiti u segment čiji je indeks ostatak originalnog indeksa pri djeljenu s dva. Nakon toga, segment se briše, pokazivač na sljedeći segment se pomiće na prvi manji segment, a ako nema prethodni segment, umjesto toga, vraća se na posljednji egment iz prethodne runde proširenja.</text:span></text:p>
        <text:h text:style-name="Heading2" text:outline-level="2">Rezultati</text:h>
        <text:p text:style-name="P54">Opisat alrogitam</text:p>
        <text:p text:style-name="P55">Predstaviti razultate</text:p>
        <text:p text:style-name="P56"/>
        <text:p text:style-name="P57"/>
        <text:p text:style-name="P58"/>
        <text:p text:style-name="P59"/>
        <text:p text:style-name="P60"/>
        <text:h text:style-name="Heading1" text:outline-level="1"><text:bookmark-start text:name="_Toc113812271"/><text:bookmark-start text:name="_Toc159987577"/><text:soft-page-break/>Zaključak<text:bookmark-start text:name="_Toc73793800"/><text:bookmark-start text:name="_Toc73794370"/><text:bookmark-start text:name="_Toc113812272"/><text:bookmark-end text:name="_Toc113812271"/><text:bookmark-end text:name="_Toc159987577"/></text:h>
        <text:p text:style-name="Normal">Komentari na rezultate?</text:p>
        <text:p text:style-name="Normal">Future improvements?</text:p>
        <text:p text:style-name="Normal"/>
        <text:p text:style-name="Normal"/>
        <text:p text:style-name="Normal"/>
        <text:p text:style-name="Normal"/>
        <text:h text:style-name="Heading1" text:outline-level="1"><text:bookmark-start text:name="_Toc159987579"/><text:bookmark-start text:name="_Toc159987578"/><text:soft-page-break/>Sažetak<text:bookmark-end text:name="_Toc159987579"/></text:h>
        <text:soft-page-break/>
        <text:h text:style-name="Heading1" text:outline-level="1">Literatura<text:bookmark-end text:name="_Toc73793800"/><text:bookmark-end text:name="_Toc73794370"/><text:bookmark-end text:name="_Toc113812272"/><text:bookmark-end text:name="_Toc159987578"/></text:h>
        <text:p text:style-name="Normal"/>
        <text:p text:style-name="Normal"/>
        <text:p text:style-name="Normal"/>
        <text:p text:style-name="Normal"/>
        <text:p text:style-name="Normal"/>
        <text:p text:style-name="Normal"/>
        <text:p text:style-name="Normal"/>
        <text:p text:style-name="Normal"/>
        <text:p text:style-name="Normal"/>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reak-before="page" fo:margin-top="0.1666in" fo:margin-bottom="0.25in"/>
      <style:text-properties fo:font-weight="bold" style:font-weight-asian="bold" style:font-weight-complex="bold" fo:font-size="14pt" style:font-size-asian="14pt" fo:hyphenate="false"/>
    </style:style>
    <style:style style:name="Heading2" style:display-name="Heading 2" style:family="paragraph" style:parent-style-name="Normal" style:next-style-name="Normal" style:default-outline-level="2">
      <style:paragraph-properties fo:keep-with-next="always" fo:margin-top="0.25in" fo:margin-bottom="0.1666in"/>
      <style:text-properties style:font-name-complex="Arial" fo:font-weight="bold" style:font-weight-asian="bold" style:font-weight-complex="bold" style:font-style-complex="italic" fo:font-size="14pt" style:font-size-asian="14pt" style:font-size-complex="14pt" fo:language="pl" fo:country="PL" fo:hyphenate="false"/>
    </style:style>
    <style:style style:name="Heading3" style:display-name="Heading 3" style:family="paragraph" style:parent-style-name="Normal" style:next-style-name="Normal" style:default-outline-level="3">
      <style:paragraph-properties fo:keep-with-next="always" fo:margin-top="0.25in" fo:margin-bottom="0.125in"/>
      <style:text-properties style:font-name-complex="Arial"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weight-complex="bold" fo:font-style="italic" style:font-style-asian="italic"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weight-complex="bold" style:font-style-complex="italic"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weight-complex="bold" fo:font-style="italic" style:font-style-asian="italic"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omplex="Arial" fo:font-size="11pt" style:font-size-asian="11pt" style:font-size-complex="11pt" fo:hyphenate="false"/>
    </style:style>
    <style:style style:name="Normal" style:display-name="Normal" style:family="paragraph">
      <style:paragraph-properties fo:margin-top="0.0833in" fo:margin-bottom="0.0833in"/>
      <style:text-properties style:font-name="Arial" fo:font-size="12pt" style:font-size-asian="12pt" style:font-size-complex="12pt" fo:language="hr" fo:country="HR" style:language-asian="hr" style:country-asian="HR"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kod" style:display-name="kod" style:family="paragraph" style:parent-style-name="Normal">
      <style:paragraph-properties fo:margin-top="0.1666in" fo:margin-bottom="0.1666in" fo:margin-left="0.4916in">
        <style:tab-stops/>
      </style:paragraph-properties>
      <style:text-properties style:font-name="Courier New" fo:font-size="11pt" style:font-size-asian="11pt" fo:hyphenate="false"/>
    </style:style>
    <style:style style:name="Naslovtablice" style:display-name="Naslov tablice" style:family="paragraph" style:parent-style-name="Normal" style:next-style-name="Normal" style:auto-update="true">
      <style:paragraph-properties fo:text-align="center" fo:margin-top="0.1666in" fo:margin-bottom="0.1666in"/>
      <style:text-properties style:font-name-complex="Arial" fo:font-style="italic" style:font-style-asian="italic" fo:hyphenate="false"/>
    </style:style>
    <style:style style:name="Caption" style:display-name="Caption" style:family="paragraph" style:parent-style-name="Normal" style:next-style-name="Normal" style:auto-update="true">
      <style:paragraph-properties fo:text-align="center" fo:margin-top="0.1666in"/>
      <style:text-properties style:font-weight-complex="bold" fo:font-style="italic" style:font-style-asian="italic" style:font-size-complex="10pt" fo:hyphenate="false"/>
    </style:style>
    <style:style style:name="Slika" style:display-name="Slika" style:family="paragraph" style:parent-style-name="Normal" style:next-style-name="Naslovslike" style:auto-update="true">
      <style:paragraph-properties fo:text-align="center" fo:margin-top="0.1666in" fo:margin-bottom="0.1666in"/>
      <style:text-properties fo:font-size="11pt" style:font-size-asian="11pt" fo:hyphenate="false"/>
    </style:style>
    <style:style style:name="Mjestoidatum" style:display-name="Mjesto i datum" style:family="paragraph" style:parent-style-name="Normal">
      <style:paragraph-properties fo:text-align="center"/>
      <style:text-properties fo:font-size="14pt" style:font-size-asian="14pt" fo:hyphenate="false"/>
    </style:style>
    <style:style style:name="TOC1" style:display-name="TOC 1" style:family="paragraph" style:parent-style-name="Normal" style:next-style-name="Normal" style:auto-update="true">
      <style:paragraph-properties fo:margin-top="0.1666in">
        <style:tab-stops>
          <style:tab-stop style:type="left" style:position="0.3333in"/>
          <style:tab-stop style:type="right" style:leader-style="dotted" style:leader-text="." style:position="6.2916in"/>
        </style:tab-stops>
      </style:paragraph-properties>
      <style:text-properties style:font-name-complex="Arial" style:font-size-complex="14pt" fo:hyphenate="false"/>
    </style:style>
    <style:style style:name="TOC2" style:display-name="TOC 2" style:family="paragraph" style:parent-style-name="Normal" style:next-style-name="Normal" style:auto-update="true">
      <style:paragraph-properties fo:margin-left="0.1666in">
        <style:tab-stops>
          <style:tab-stop style:type="left" style:position="0.5in"/>
          <style:tab-stop style:type="right" style:leader-style="dotted" style:leader-text="." style:position="6.125in"/>
        </style:tab-stops>
      </style:paragraph-properties>
      <style:text-properties style:font-name-complex="Arial" fo:hyphenate="false"/>
    </style:style>
    <style:style style:name="TOC3" style:display-name="TOC 3" style:family="paragraph" style:parent-style-name="Normal" style:next-style-name="Normal" style:auto-update="true">
      <style:paragraph-properties fo:margin-left="0.3333in">
        <style:tab-stops>
          <style:tab-stop style:type="left" style:position="0.6666in"/>
          <style:tab-stop style:type="right" style:leader-style="dotted" style:leader-text="." style:position="5.9583in"/>
        </style:tab-stops>
      </style:paragraph-properties>
      <style:text-properties style:font-name-complex="Arial" fo:font-size="11pt" style:font-size-asian="11pt" style:font-size-complex="11pt" fo:hyphenate="false"/>
    </style:style>
    <style:style style:name="Naslovslike" style:display-name="Naslov slike" style:family="paragraph" style:parent-style-name="Normal" style:next-style-name="Normal">
      <style:paragraph-properties fo:text-align="center" fo:margin-top="0.1666in" fo:margin-bottom="0.1666in"/>
      <style:text-properties style:font-name-complex="Arial" fo:font-style="italic" style:font-style-asian="italic" style:font-size-complex="11pt" fo:hyphenate="false"/>
    </style:style>
    <style:style style:name="MjestoidatumChar" style:display-name="Mjesto i datum Char" style:family="text">
      <style:text-properties style:font-name="Arial" fo:font-size="14pt" style:font-size-asian="14pt" style:font-size-complex="12pt" fo:language="hr" fo:country="HR" style:language-asian="hr" style:country-asian="HR" style:language-complex="ar" style:country-complex="SA"/>
    </style:style>
    <style:style style:name="hiperlink" style:display-name="hiperlink" style:family="text">
      <style:text-properties style:font-name="Arial" fo:color="#0000FF" fo:font-size="11pt" style:font-size-asian="11pt" style:text-underline-type="single" style:text-underline-style="solid" style:text-underline-width="auto" style:text-underline-mode="continuous" style:text-underline-color="font-color" fo:language="hr" fo:country="HR"/>
    </style:style>
    <style:style style:name="Autordokumenta" style:display-name="Autor dokumenta" style:family="paragraph" style:parent-style-name="Normal" style:next-style-name="Heading1" style:auto-update="true">
      <style:paragraph-properties fo:text-align="center" fo:margin-top="0.1666in" fo:margin-bottom="0.1666in"/>
      <style:text-properties style:font-weight-complex="bold" fo:font-style="italic" style:font-style-asian="italic" fo:hyphenate="false"/>
    </style:style>
    <style:style style:name="Naslovdokumenta" style:display-name="Naslov dokumenta" style:family="paragraph" style:parent-style-name="Normal" style:next-style-name="Autordokumenta">
      <style:paragraph-properties fo:text-align="center" fo:margin-top="0.1666in" fo:margin-bottom="0.1666in"/>
      <style:text-properties fo:font-weight="bold" style:font-weight-asian="bold" fo:font-size="18pt" style:font-size-asian="18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659in"/>
          <style:tab-stop style:type="right" style:position="6.5319in"/>
        </style:tab-stops>
      </style:paragraph-properties>
      <style:text-properties fo:hyphenate="false"/>
    </style:style>
    <style:style style:name="Footer" style:display-name="Footer" style:family="paragraph" style:parent-style-name="Normal">
      <style:paragraph-properties>
        <style:tab-stops>
          <style:tab-stop style:type="center" style:position="3.2659in"/>
          <style:tab-stop style:type="right" style:position="6.5319in"/>
        </style:tab-stops>
      </style:paragraph-properties>
      <style:text-properties fo:hyphenate="false"/>
    </style:style>
    <style:style style:name="PageNumber" style:display-name="Page Numbe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Map" style:display-name="Document Map" style:family="paragraph" style:parent-style-name="Normal">
      <style:text-properties style:font-name="Times New Roman" fo:hyphenate="false"/>
    </style:style>
    <style:style style:name="DocumentMapChar" style:display-name="Document Map Char" style:family="text">
      <style:text-properties fo:font-size="12pt" style:font-size-asian="12pt" style:font-size-complex="12pt" fo:language="hr" fo:country="HR" style:language-asian="hr" style:country-asian="H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veučilište u Zagrebu</dc:title>
    <dc:description/>
    <dc:subject/>
    <meta:initial-creator>Sinisa Tomic</meta:initial-creator>
    <dc:creator>Jelena Glasovac</dc:creator>
    <meta:creation-date>2025-05-30T16:37:00Z</meta:creation-date>
    <dc:date>2025-05-30T18:50:00Z</dc:date>
    <meta:print-date>2007-02-23T11:47:00Z</meta:print-date>
    <meta:template xlink:href="rasipbook_template.dot" xlink:type="simple"/>
    <meta:editing-cycles>5</meta:editing-cycles>
    <meta:editing-duration>PT3480S</meta:editing-duration>
    <meta:document-statistic meta:page-count="10" meta:paragraph-count="24" meta:word-count="1805" meta:character-count="12072" meta:row-count="85" meta:non-whitespace-character-count="10291"/>
  </office:meta>
</office:document-meta>
</file>